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7c9e"/>
    </style:style>
    <style:style style:name="P2" style:family="paragraph" style:parent-style-name="Standard">
      <style:text-properties officeooo:paragraph-rsid="00181e6e"/>
    </style:style>
    <style:style style:name="P3" style:family="paragraph" style:parent-style-name="Standard">
      <style:text-properties officeooo:paragraph-rsid="0018460f"/>
    </style:style>
    <style:style style:name="P4" style:family="paragraph" style:parent-style-name="Standard">
      <style:text-properties officeooo:rsid="0018460f" officeooo:paragraph-rsid="0018460f"/>
    </style:style>
    <style:style style:name="T1" style:family="text">
      <style:text-properties officeooo:rsid="00177c9e"/>
    </style:style>
    <style:style style:name="T2" style:family="text">
      <style:text-properties officeooo:rsid="00181e6e"/>
    </style:style>
    <style:style style:name="T3" style:family="text">
      <style:text-properties officeooo:rsid="0018460f"/>
    </style:style>
    <style:style style:name="T4" style:family="text">
      <style:text-properties officeooo:rsid="001a3bab"/>
    </style:style>
    <style:style style:name="T5" style:family="text">
      <style:text-properties officeooo:rsid="001b6374"/>
    </style:style>
    <style:style style:name="T6" style:family="text">
      <style:text-properties officeooo:rsid="001bcf4c"/>
    </style:style>
    <style:style style:name="T7" style:family="text">
      <style:text-properties officeooo:rsid="001d2207"/>
    </style:style>
    <style:style style:name="T8" style:family="text">
      <style:text-properties officeooo:rsid="001e56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Neuen Prozess erzeugen</text:span></text:p>
      <text:p text:style-name="Standard">→<text:span text:style-name="T1"> Ein Prozess erzeugt mit fork() einen neuen Prozess.</text:span></text:p>
      <text:p text:style-name="Standard"><text:tab/>→<text:span text:style-name="T8"> Ein neuer Prozess kann nur von einem bestehenden erzeugt werden (in Linux).</text:span></text:p>
      <text:p text:style-name="Standard"/>
      <text:p text:style-name="Standard">→<text:span text:style-name="T1"> Dabei wird der aufrufende Prozess Kopiert: Prozesskontrollblock, Programmcode… .</text:span></text:p>
      <text:p text:style-name="Standard"/>
      <text:p text:style-name="Standard">→<text:span text:style-name="T1"> fork() ruft ein Systemcall auf der einen Rückgabewert hat.</text:span></text:p>
      <text:p text:style-name="P1"><text:tab/>→<text:span text:style-name="T1"> Rückgabewert 0 wird an den erzeugten Kindprozess zurückgegeben.</text:span></text:p>
      <text:p text:style-name="P2"><text:tab/>→<text:span text:style-name="T1"> Rückgabewert an den Elternprozess ist die PID des Kind</text:span><text:span text:style-name="T2">es.</text:span></text:p>
      <text:p text:style-name="P2"><text:tab/><text:tab/>→<text:span text:style-name="T2"> Dadurch kann der Elternprozess auf den Kindprozess zugreifen und auch <text:tab/><text:tab/><text:tab/><text:tab/>beenden.</text:span></text:p>
      <text:p text:style-name="P2"/>
      <text:p text:style-name="P2">→<text:span text:style-name="T2"> Beispiel:</text:span></text:p>
      <text:p text:style-name="P2"><text:span text:style-name="T2">int pid;</text:span></text:p>
      <text:p text:style-name="P2"><text:span text:style-name="T2">pid = fork();</text:span></text:p>
      <text:p text:style-name="P2"><text:span text:style-name="T2">if(pid &gt; 0){</text:span></text:p>
      <text:p text:style-name="P2"><text:tab/><text:span text:style-name="T2">printf(“Elternprozess\n“);</text:span></text:p>
      <text:p text:style-name="P2"><text:span text:style-name="T2">}</text:span></text:p>
      <text:p text:style-name="P2"><text:span text:style-name="T2">else if (pid == 0){</text:span></text:p>
      <text:p text:style-name="P2"><text:tab/><text:span text:style-name="T2">printf(“Kindprozess\n“);</text:span></text:p>
      <text:p text:style-name="P2"><text:span text:style-name="T2">}</text:span></text:p>
      <text:p text:style-name="P2"><text:span text:style-name="T2">else{</text:span></text:p>
      <text:p text:style-name="P2"><text:tab/><text:span text:style-name="T2">printf(“fehler bei fork-Aufruf\n“);</text:span></text:p>
      <text:p text:style-name="P3"><text:span text:style-name="T2">}</text:span></text:p>
      <text:p text:style-name="P3"><text:tab/>→<text:span text:style-name="T3"> Da der Kindprozess den selben Programmcode enthält, wird die else if(pid==0) </text:span></text:p>
      <text:p text:style-name="P3"><text:tab/><text:tab/><text:span text:style-name="T3">Anweisung ausgeführt.</text:span></text:p>
      <text:p text:style-name="P3"/>
      <text:p text:style-name="P3">→<text:span text:style-name="T3"> In den Kindprozess bzw. in dessen Adressraum wird dann das Programm geladen, das auch</text:span></text:p>
      <text:p text:style-name="P3"><text:tab/><text:span text:style-name="T3">ausgeführt werden soll.</text:span></text:p>
      <text:p text:style-name="P3"><text:tab/>→<text:span text:style-name="T3"> Dies geschieht, indem der code in else if(pid == 0) kopiert und somit ausgeführt wird.</text:span></text:p>
      <text:p text:style-name="P3"/>
      <text:p text:style-name="P4">Beispiel:</text:p>
      <text:p text:style-name="P4">else if (pid == 0){</text:p>
      <text:p text:style-name="P4"><text:tab/>int rc;</text:p>
      <text:p text:style-name="P4"><text:tab/>rc = exec(“/bin/ls“, “ls“, “-l“, (char *)0);</text:p>
      <text:p text:style-name="P4"><text:tab/>printf(“fehler bei exec-Aufruf: %d\n“, rc);</text:p>
      <text:p text:style-name="P4"><text:tab/>exit(1);</text:p>
      <text:p text:style-name="P4">}</text:p>
      <text:p text:style-name="P4"><text:tab/>→<text:span text:style-name="T4"> Durch den Systemcall exec() wird der Programmcode in den Adressraum geladen,</text:span></text:p>
      <text:p text:style-name="P4"><text:tab/><text:tab/><text:span text:style-name="T4">der alter Code wird vorher gelöscht.</text:span></text:p>
      <text:p text:style-name="P4"><text:tab/><text:tab/>→<text:span text:style-name="T4"> dadurch., dass der alte Code gelöscht wird, werden die nachfolgenden Zeilen</text:span></text:p>
      <text:p text:style-name="P4"><text:tab/><text:tab/><text:tab/><text:span text:style-name="T4">printf und exit(1) nicht ausgeführt.</text:span></text:p>
      <text:p text:style-name="P4"><text:tab/><text:tab/><text:tab/>→<text:span text:style-name="T5"> Stattdessen wird ls geladen und Ausgeführt.</text:span></text:p>
      <text:p text:style-name="P4"/>
      <text:p text:style-name="P4">→<text:span text:style-name="T5"> Mit dem Systemcall exit() werden Prozesse beendet und mit ihnen die belegten Ressourcen wie</text:span></text:p>
      <text:p text:style-name="P4"><text:tab/><text:span text:style-name="T5">Speicher, geöffnete Dateien usw. .</text:span></text:p>
      <text:p text:style-name="P4"/>
      <text:p text:style-name="P4">→<text:span text:style-name="T6"> Durch Fork():</text:span></text:p>
      <text:p text:style-name="P4"><text:tab/>→<text:span text:style-name="T6"> Werden Kind- und Elternprozesse gleichzeitig ausgeführt (Multitasking).</text:span></text:p>
      <text:p text:style-name="P4"><text:tab/>→<text:span text:style-name="T6"> Das Kind Teilt mit dem Elternprozess einen Teil der Ressourcen (geöffnete Dateien).</text:span></text:p>
      <text:p text:style-name="P4"><text:tab/>→<text:span text:style-name="T6"> Das Kind ist ein Duplikat des Elternprozesses.</text:span></text:p>
      <text:p text:style-name="P4"/>
      <text:p text:style-name="P4"><text:soft-page-break/>→<text:span text:style-name="T7"> Wird in einer Shell ein Programm gestartet, ruft die Shell fork() auf und schreibt </text:span></text:p>
      <text:p text:style-name="P4"><text:tab/><text:span text:style-name="T7">in else if(pid == 0) {exec()} mit dem gewünschten Parameter um das Programm </text:span></text:p>
      <text:p text:style-name="P4"><text:tab/><text:tab/><text:span text:style-name="T7">in den Adressraum des Kindprozesses zu schreib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4:08:55.294599127</meta:creation-date>
    <meta:generator>LibreOffice/6.4.7.2$Linux_X86_64 LibreOffice_project/40$Build-2</meta:generator>
    <dc:date>2022-10-05T15:58:30.884773850</dc:date>
    <meta:editing-duration>P2DT1H38M57S</meta:editing-duration>
    <meta:editing-cycles>7</meta:editing-cycles>
    <meta:document-statistic meta:table-count="0" meta:image-count="0" meta:object-count="0" meta:page-count="2" meta:paragraph-count="46" meta:word-count="300" meta:character-count="1954" meta:non-whitespace-character-count="1658"/>
  </office:meta>
</office:document-meta>
</file>